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top="0cm" fo:margin-bottom="0cm" style:contextual-spacing="false" style:writing-mode="lr-tb"/>
    </style:style>
    <style:style style:name="P2" style:family="paragraph" style:parent-style-name="Text_20_body" style:list-style-name="L1">
      <style:paragraph-properties style:writing-mode="lr-tb"/>
    </style:style>
    <style:style style:name="P3" style:family="paragraph" style:parent-style-name="Text_20_body">
      <style:paragraph-properties style:writing-mode="lr-t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Необходимо сделать следующее комплексное задание:</text:p>
      <text:list xml:id="list3384945851" text:style-name="L1">
        <text:list-item>
          <text:p text:style-name="P1">Придумать уникальное семейство объектов, с которыми вы будете работать. Повторов быть не должно, поэтому <text:span text:style-name="Strong_20_Emphasis">отписываемся в комментариях к данному сообщению, кто что выбрал</text:span>. А когда выбираем, то смотрим, что выбрали другие. Жизнь на Земле разнообразная, техники всякой существует почти бесконечное количество, поэтому требование уникальности выбранного семейства выполнимое. Далее разработать систему классов для выбранного семейства с одним базовым классом и необходимым количеством унаследованных от него.</text:p>
        </text:list-item>
        <text:list-item>
          <text:p text:style-name="P1">Придумать атрибуты объектов (не менее 4). Часть будут общими, часть могут быть характерными для классов-наследников. Реализовать атрибуты в виде свойств классов.</text:p>
        </text:list-item>
        <text:list-item>
          <text:p text:style-name="P1">Придумать общие действия, которые можно выполнять над объектами (не менее 2). Реализовать действия в виде виртуальных методов классов. В зависимости от конкретного класса-наследника методы должны отличаться.</text:p>
        </text:list-item>
        <text:list-item>
          <text:p text:style-name="P1">Разработать два вида контейнеров, которые могут использоваться для хранения объектов из выбранного семейства. Контейнеры должны отличаться по внутреннему устройству, но иметь одинаковый интерфейс (соответственно, у них должен быть один общий базовый класс).</text:p>
        </text:list-item>
        <text:list-item>
          <text:p text:style-name="P1">Разработать для каждого контейнера свой итератор.</text:p>
        </text:list-item>
        <text:list-item>
          <text:p text:style-name="P1">Разработать не менее 3 видов декораторов для итератора.</text:p>
        </text:list-item>
        <text:list-item>
          <text:p text:style-name="P1">Реализовать создание объектов выбранного семейства при помощи фабричного метода и наполнение контейнера случайным количеством случайных объектов.</text:p>
        </text:list-item>
        <text:list-item>
          <text:p text:style-name="P2">Написать программу или функцию, демонстрирующую совместное использование итератора и декоратора для выбора объектов из заполненного случайным образом контейнера по заданным условиям.</text:p>
        </text:list-item>
      </text:list>
      <text:p text:style-name="P3">На первой лабораторной работе (08.04.2024, 12.04.2024, 15.04.2024, 19.04.2024) надо будет выполнить задания с 1 по 3. К следующей лабораторной работе (22.04.2024, 26.04.2024, 29.04.2024, 03.05.2024) необходимо выполнить задания с 4 по 6. На самой лабораторной работе делаете 7 и 8.</text:p>
      <text:p text:style-name="P3"> </text:p>
      <text:p text:style-name="P3">Итоговый результат показываем Елене Александровне и отправляем мне в виде репозитория. Каждый из этапов работы должен быть зафиксирован как минимум одним коммитом (чем больше содержательных коммитов, тем лучше, но до абсурда это дело доводить тоже не надо). Если хотите показать, как вы умеете грамотно планировать свое время и заработать дополнительные баллы, отправляйте мне промежуточные варианты 3 и 6.</text:p>
      <text:p text:style-name="P3"> </text:p>
      <text:p text:style-name="P3">Таким образом, крайний срок сдачи работы - вечер после второй лабораторной (22.04.2024, 26.04.2024, 29.04.2024, 03.05.2024).</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9T07:05:32.535770708</meta:creation-date>
    <dc:date>2024-04-19T07:06:22.011725989</dc:date>
    <meta:editing-duration>PT51S</meta:editing-duration>
    <meta:editing-cycles>1</meta:editing-cycles>
    <meta:document-statistic meta:table-count="0" meta:image-count="0" meta:object-count="0" meta:page-count="1" meta:paragraph-count="14" meta:word-count="319" meta:character-count="2437" meta:non-whitespace-character-count="2136"/>
    <meta:generator>LibreOffice/7.3.7.2$Linux_X86_64 LibreOffice_project/30$Build-2</meta:generator>
  </office:meta>
</office:document-meta>
</file>